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6328" officeooo:paragraph-rsid="000b6328"/>
    </style:style>
    <style:style style:name="P2" style:family="paragraph" style:parent-style-name="Standard">
      <style:text-properties officeooo:rsid="000c4941" officeooo:paragraph-rsid="000c4941"/>
    </style:style>
    <style:style style:name="P3" style:family="paragraph" style:parent-style-name="Standard">
      <style:text-properties officeooo:rsid="000cc028" officeooo:paragraph-rsid="000cc028"/>
    </style:style>
    <style:style style:name="T1" style:family="text">
      <style:text-properties officeooo:rsid="000b63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Ejercicio 1:</text:h>
      <text:p text:style-name="P1">for $x in doc("Examen")//modulo</text:p>
      <text:p text:style-name="P1">order by $x/@codigo</text:p>
      <text:p text:style-name="P1">return &lt;resultado&gt;{data($x/nombre)}, {data(<text:a xlink:type="simple" xlink:href="mailto:$x/@codigo" text:style-name="Internet_20_link" text:visited-style-name="Visited_20_Internet_20_Link">$x/@codigo</text:a>)}&lt;/resultado&gt;/text()</text:p>
      <text:p text:style-name="P1"/>
      <text:h text:style-name="Heading_20_3" text:outline-level="3">Ejercicio 2:</text:h>
      <text:p text:style-name="P1">&lt;html&gt;</text:p>
      <text:p text:style-name="P1">&lt;body&gt;</text:p>
      <text:p text:style-name="P1">&lt;table style="border: 1px solid black;"&gt;&gt;</text:p>
      <text:p text:style-name="P1">&lt;tr&gt;&lt;th&gt;Nombre&lt;/th&gt; &lt;th&gt;Horas&lt;/th&gt; &lt;th&gt;Curso&lt;/th&gt;&lt;/tr&gt;</text:p>
      <text:p text:style-name="P1"><text:s text:c="2"/>{</text:p>
      <text:p text:style-name="P1"><text:s text:c="4"/>for $x in doc("Examen")//modulo[ciclo="DAW"]</text:p>
      <text:p text:style-name="P1"><text:s text:c="4"/>return</text:p>
      <text:p text:style-name="P1"><text:s text:c="6"/>&lt;tr&gt; &lt;td&gt;{data($x/nombre)}&lt;/td&gt; &lt;td&gt;{data($x/horas)}&lt;/td&gt; &lt;td&gt;{data($x/curso)}&lt;/td&gt;&lt;/tr&gt;</text:p>
      <text:p text:style-name="P1"><text:s text:c="2"/>}</text:p>
      <text:p text:style-name="P1">&lt;/table&gt;</text:p>
      <text:p text:style-name="P1">&lt;/body&gt;</text:p>
      <text:p text:style-name="P1">&lt;/html&gt;</text:p>
      <text:p text:style-name="P1"/>
      <text:h text:style-name="Heading_20_3" text:outline-level="3">Ejercicio 3:</text:h>
      <text:p text:style-name="P1">for $x in doc("Examen")//modulo[curso=1]</text:p>
      <text:p text:style-name="P1">where ($x/ciclo = "DAW")</text:p>
      <text:p text:style-name="P1">return $x/nombre/text()</text:p>
      <text:p text:style-name="P1"/>
      <text:h text:style-name="Heading_20_3" text:outline-level="3">Ejercicio 4:</text:h>
      <text:p text:style-name="P2">&lt;html&gt;</text:p>
      <text:p text:style-name="P2">&lt;body&gt;</text:p>
      <text:p text:style-name="P2"><text:s text:c="2"/>{</text:p>
      <text:p text:style-name="P2"><text:s text:c="4"/>for $x in doc("Examen")//modulo[horas&lt;5]</text:p>
      <text:p text:style-name="P2"><text:s text:c="4"/>return &lt;p style="text-transform: uppercase;"&gt;{data($x/nombre)}&lt;/p&gt;</text:p>
      <text:p text:style-name="P2"><text:s text:c="2"/></text:p>
      <text:p text:style-name="P2"><text:s text:c="2"/>}</text:p>
      <text:p text:style-name="P2">&lt;/body&gt;</text:p>
      <text:p text:style-name="P2">&lt;/html&gt;</text:p>
      <text:p text:style-name="P2"/>
      <text:h text:style-name="Heading_20_3" text:outline-level="3">Ejercicio 5:</text:h>
      <text:p text:style-name="P3">for $x in sum(//modulo[curso=1]/horas)</text:p>
      <text:p text:style-name="P3">return &lt;horasTotales&gt;{$x}&lt;/horasTotales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1T10:18:49.649756301</meta:creation-date>
    <dc:date>2023-06-01T10:47:32.529379961</dc:date>
    <meta:editing-duration>PT6M29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34" meta:word-count="74" meta:character-count="784" meta:non-whitespace-character-count="711"/>
  </office:meta>
</office:document-meta>
</file>